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Ubuntu" svg:font-family="Ubuntu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6636" officeooo:paragraph-rsid="00066636"/>
    </style:style>
    <style:style style:name="P2" style:family="paragraph" style:parent-style-name="Standard">
      <style:text-properties fo:font-variant="normal" fo:text-transform="none" fo:color="#000000" style:font-name="Ubuntu" fo:font-size="12pt" fo:letter-spacing="normal" fo:font-style="normal" fo:font-weight="normal" officeooo:rsid="00066636" officeooo:paragraph-rsid="00066636" fo:background-color="transparent" fo:padding="0in" fo:border="none"/>
    </style:style>
    <style:style style:name="P3" style:family="paragraph" style:parent-style-name="Standard">
      <style:text-properties fo:color="#000000" style:font-name="Ubuntu" officeooo:rsid="00066636" officeooo:paragraph-rsid="00066636" fo:background-color="transparent"/>
    </style:style>
    <style:style style:name="P4" style:family="paragraph" style:parent-style-name="Standard">
      <style:paragraph-properties fo:margin-left="0in" fo:margin-right="0in" fo:margin-top="0in" fo:margin-bottom="0in" loext:contextual-spacing="false" style:line-height-at-least="0.1665in" fo:widows="1" fo:text-indent="0in" style:auto-text-indent="false"/>
      <style:text-properties fo:font-variant="normal" fo:text-transform="none" fo:color="#000000" style:font-name="Ubuntu" fo:letter-spacing="normal" fo:background-color="transparent" fo:padding="0in" fo:border="none"/>
    </style:style>
    <style:style style:name="P5" style:family="paragraph" style:parent-style-name="Standard">
      <style:paragraph-properties fo:margin-left="0in" fo:margin-right="0in" fo:margin-top="0in" fo:margin-bottom="0in" loext:contextual-spacing="false" style:line-height-at-least="0.1665in" fo:widows="1" fo:text-indent="0in" style:auto-text-indent="false"/>
      <style:text-properties fo:font-variant="normal" fo:text-transform="none" fo:color="#000000" style:font-name="Ubuntu" fo:font-size="12pt" fo:letter-spacing="normal" fo:font-style="normal" fo:font-weight="normal" fo:background-color="transparent" fo:padding="0in" fo:border="none"/>
    </style:style>
    <style:style style:name="P6" style:family="paragraph" style:parent-style-name="Standard">
      <style:text-properties fo:color="#000000" style:font-name="Ubuntu" officeooo:rsid="00066636" officeooo:paragraph-rsid="00066636" fo:background-color="transparent"/>
    </style:style>
    <style:style style:name="T1" style:family="text">
      <style:text-properties officeooo:rsid="00073b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; Bee Cha</text:p>
      <text:p text:style-name="P1">; Lab 8</text:p>
      <text:p text:style-name="P1">; This is a merge sort example program using a</text:p>
      <text:p text:style-name="P1">; functional language, scheme. You will use the divide</text:p>
      <text:p text:style-name="P1">; and conquer algorithm on the list. But instead of cutting</text:p>
      <text:p text:style-name="P1">; the list in half, the list will be divided by every other </text:p>
      <text:p text:style-name="P1">; odd element and every other even element. I have</text:p>
      <text:p text:style-name="P1">; two functions to grab the odd elements and even elements</text:p>
      <text:p text:style-name="P1">; and it will put them into another list. Once you get</text:p>
      <text:p text:style-name="P1">; the list down to singletons, it will call merge on </text:p>
      <text:p text:style-name="P1">; the singletons. But before merging, it checks and compares</text:p>
      <text:p text:style-name="P1">; to see if which element is less. The lesser value goes in </text:p>
      <text:p text:style-name="P1">; front of the other. </text:p>
      <text:p text:style-name="P1"/>
      <text:p text:style-name="P1">;------This is how you define a function in scheme--------</text:p>
      <text:p text:style-name="P1"/>
      <text:p text:style-name="P1">(define (square x) (* x x))</text:p>
      <text:p text:style-name="P1"/>
      <text:p text:style-name="P1"/>
      <text:p text:style-name="P1">;---------------------Length of a list---------------------</text:p>
      <text:p text:style-name="P1">; If the list is empty (NULL) then we should return 0</text:p>
      <text:p text:style-name="P1">; Else if it's not empty, then we should increment</text:p>
      <text:p text:style-name="P1">; length by 1 and do a recursive call on the tail of</text:p>
      <text:p text:style-name="P1">; the list by using (cdr (LIST) )</text:p>
      <text:p text:style-name="P1">;</text:p>
      <text:p text:style-name="P1">; (length (4 2 5) )</text:p>
      <text:p text:style-name="P1">; (1 + (length (2 5) ))</text:p>
      <text:p text:style-name="P1">; (1 + 1 + (length (5) ))</text:p>
      <text:p text:style-name="P1">; (1 + 1 + 1 + (length () ))</text:p>
      <text:p text:style-name="P1">; (1 + 1 + 1 + 0)</text:p>
      <text:p text:style-name="P1">; Value = 3</text:p>
      <text:p text:style-name="P1">;</text:p>
      <text:p text:style-name="P1">; Not sure if this function is needed</text:p>
      <text:p text:style-name="P1"/>
      <text:p text:style-name="P1">(define (length n)</text:p>
      <text:p text:style-name="P1"><text:s text:c="4"/>( cond <text:s/>( (null? n) 0 )</text:p>
      <text:p text:style-name="P1"><text:s text:c="8"/>(else <text:s/>(+ (length (cdr n) ) 1) )</text:p>
      <text:p text:style-name="P1"><text:s text:c="4"/>)</text:p>
      <text:p text:style-name="P1">)</text:p>
      <text:p text:style-name="P1"/>
      <text:p text:style-name="P1">;------------------Spliting the list----------------------</text:p>
      <text:p text:style-name="P1">; The original way of splitting a list is to split it down</text:p>
      <text:p text:style-name="P1">; the middle, but SCHEME doesn't have a function to do that.</text:p>
      <text:p text:style-name="P1">; Rather than splitting the list in half down the middle,</text:p>
      <text:p text:style-name="P1">; splitting the list into every odd and even element into</text:p>
      <text:p text:style-name="P1">; two separate lists is easier. Split List1 to be every other</text:p>
      <text:p text:style-name="P1">; odd element, and split List2 to be every other even element</text:p>
      <text:p text:style-name="P1">;</text:p>
      <text:p text:style-name="P1">; (split `(5 2 9 2 8 1))</text:p>
      <text:p text:style-name="P1"><text:soft-page-break/>; List1 = (5 9 8)</text:p>
      <text:p text:style-name="P1">; List2 = (2 2 1)</text:p>
      <text:p text:style-name="P1">; Thus returning the list of:</text:p>
      <text:p text:style-name="P1">; ((5 9 8) (2 2 1))</text:p>
      <text:p text:style-name="P1"/>
      <text:p text:style-name="P1">; First to define a function to grab every other odd elements</text:p>
      <text:p text:style-name="P1">(define (odd_e i)</text:p>
      <text:p text:style-name="P1"><text:s text:c="4"/>(if (null? i) `()</text:p>
      <text:p text:style-name="P1"><text:s text:c="8"/>(if (null? (cdr i)) (list (car i)) (cons (car i) (odd_e (cddr i)))</text:p>
      <text:p text:style-name="P1"><text:s text:c="8"/>)</text:p>
      <text:p text:style-name="P1"><text:s text:c="4"/>)</text:p>
      <text:p text:style-name="P1">)</text:p>
      <text:p text:style-name="P1"/>
      <text:p text:style-name="P1">; Second to define a function to grab every other even elements</text:p>
      <text:p text:style-name="P1">(define (even_e j)</text:p>
      <text:p text:style-name="P1"><text:s text:c="4"/>(if (null? j) `()</text:p>
      <text:p text:style-name="P1"><text:s text:c="8"/>(if (null? (cdr j)) `() (cons (cadr j) (even_e (cddr j)))</text:p>
      <text:p text:style-name="P1"><text:s text:c="8"/>)</text:p>
      <text:p text:style-name="P1"><text:s text:c="4"/>)</text:p>
      <text:p text:style-name="P1">)</text:p>
      <text:p text:style-name="P1"/>
      <text:p text:style-name="P1">; Third is to split the list to have list1 with every other odd element</text:p>
      <text:p text:style-name="P1">; and list2 with every other even element</text:p>
      <text:p text:style-name="P1">(define (split k)</text:p>
      <text:p text:style-name="P1"><text:s text:c="4"/>(cons (odd_e k) (cons (even_e k) `()))</text:p>
      <text:p text:style-name="P1">)</text:p>
      <text:p text:style-name="P1"/>
      <text:p text:style-name="P1">;-----------------------------Merging Lists---------------------------</text:p>
      <text:p text:style-name="P1">; When you have two lists, List1 andd List2, you will merge it together</text:p>
      <text:p text:style-name="P1">; to become a whole new List. But you have to compare each element to</text:p>
      <text:p text:style-name="P1">; see which element is less. If it's less, then put that element first.</text:p>
      <text:p text:style-name="P1">; To access the head of the list, you use the car function</text:p>
      <text:p text:style-name="P1">; (car `(1 2 3)) =&gt; 1 </text:p>
      <text:p text:style-name="P1">;</text:p>
      <text:p text:style-name="P1">; List1 = (5 4 1)</text:p>
      <text:p text:style-name="P1">; List2 = (0 2 9)</text:p>
      <text:p text:style-name="P1">;</text:p>
      <text:p text:style-name="P1">; Merge List1 List2</text:p>
      <text:p text:style-name="P1">; (0 1 2 4 5 9)</text:p>
      <text:p text:style-name="P1"/>
      <text:p text:style-name="P1">(define (merge L R)</text:p>
      <text:p text:style-name="P1"><text:s text:c="4"/>(if (null? L) R <text:s text:c="8"/>; If List1 is empty, then just return List2</text:p>
      <text:p text:style-name="P1"><text:s text:c="8"/>(if (null? R) L <text:s text:c="4"/>; If List2 is empty, then just return List1</text:p>
      <text:p text:style-name="P1"><text:s text:c="8"/></text:p>
      <text:p text:style-name="P1"><text:s text:c="12"/>; Merge-Sort will call the split</text:p>
      <text:p text:style-name="P1"><text:s text:c="12"/>(if (&lt; (car L) (car R)) (cons (car L) (merge (cdr L) R))</text:p>
      <text:p text:style-name="P1"><text:s text:c="36"/>(cons (car R) (merge (cdr R) L))</text:p>
      <text:p text:style-name="P1"><text:s text:c="12"/>)</text:p>
      <text:p text:style-name="P1"><text:s text:c="8"/>)</text:p>
      <text:p text:style-name="P1"><text:soft-page-break/><text:s text:c="4"/>)</text:p>
      <text:p text:style-name="P1">)</text:p>
      <text:p text:style-name="P1"/>
      <text:p text:style-name="P1">;---------------------------Merge Sort--------------------------------</text:p>
      <text:p text:style-name="P1">; Merge sort will split the list recursively down to its single element</text:p>
      <text:p text:style-name="P1">; and then it will call the merge function to merge the element until </text:p>
      <text:p text:style-name="P1">; it forms a new list with the sorted elements</text:p>
      <text:p text:style-name="P1">;</text:p>
      <text:p text:style-name="P1">; List = ( 7 8 5 6 4 3 2 10)</text:p>
      <text:p text:style-name="P1">; Split:</text:p>
      <text:p text:style-name="P1">; <text:s text:c="2"/>(7 5 4 2) | (8 6 3 10)</text:p>
      <text:p text:style-name="P1">; Split:</text:p>
      <text:p text:style-name="P1">; <text:s text:c="3"/>(7 4) | (5 2) | (8 3) | (6 10)</text:p>
      <text:p text:style-name="P1">; Split:</text:p>
      <text:p text:style-name="P1">; <text:s text:c="2"/>(7) | (4) | (5) | (2) | (8) | (3) | (6) | (10)</text:p>
      <text:p text:style-name="P1">; Merge:</text:p>
      <text:p text:style-name="P1">; <text:s text:c="2"/>(4 7) | (2 5) | (3 8) | (6 10)</text:p>
      <text:p text:style-name="P1">; Merge:</text:p>
      <text:p text:style-name="P1">; <text:s text:c="2"/>(2 4 5 7) | (3 6 8 10)</text:p>
      <text:p text:style-name="P1">; Merge:</text:p>
      <text:p text:style-name="P1">; <text:s text:c="2"/>(2 3 4 5 6 7 8 10)</text:p>
      <text:p text:style-name="P1">; Done:</text:p>
      <text:p text:style-name="P1"/>
      <text:p text:style-name="P1">(define (mergesort L)</text:p>
      <text:p text:style-name="P1"><text:s text:c="4"/>(if (null? L) L <text:s text:c="16"/>; Empty List case</text:p>
      <text:p text:style-name="P1"><text:s text:c="8"/>(if (null? (cdr L)) L <text:s text:c="6"/>; Singleton case</text:p>
      <text:p text:style-name="P1"><text:s text:c="12"/>(</text:p>
      <text:p text:style-name="P1"><text:s text:c="16"/>merge (mergesort (car (split L))) (mergesort (cadr (split L)))</text:p>
      <text:p text:style-name="P1"><text:s text:c="12"/>)</text:p>
      <text:p text:style-name="P1"><text:s text:c="8"/>)</text:p>
      <text:p text:style-name="P1"><text:s text:c="4"/>)</text:p>
      <text:p text:style-name="P1">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ample Run:</text:p>
      <text:p text:style-name="P1"/>
      <text:p text:style-name="P2">1 ]=&gt; (odd_e`(9 3 5 2 7 1 0 4 6))</text:p>
      <text:p text:style-name="P4"/>
      <text:p text:style-name="P5">;Value 11: (9 5 7 0 6)</text:p>
      <text:p text:style-name="P4"/>
      <text:p text:style-name="P5">1 ]=&gt; (even_e `(9 <text:span text:style-name="T1">3 </text:span>5 2 7 1 0 4 6))</text:p>
      <text:p text:style-name="P4"/>
      <text:p text:style-name="P5">;Value 12: (3 2 1 4)</text:p>
      <text:p text:style-name="P4"/>
      <text:p text:style-name="P5">1 ]=&gt; (split `(9 3 5 2 7 1 0 4 6))</text:p>
      <text:p text:style-name="P4"/>
      <text:p text:style-name="P5">;Value 13: ((9 5 7 0 6) (3 2 1 4))</text:p>
      <text:p text:style-name="P4"><text:s/></text:p>
      <text:p text:style-name="P5">1 ]=&gt; (merge `(1 3 5) `(2 4 6))</text:p>
      <text:p text:style-name="P4"/>
      <text:p text:style-name="P5">;Value 14: (1 2 3 4 5 6)</text:p>
      <text:p text:style-name="P4"/>
      <text:p text:style-name="P5">1 ]=&gt; (mergesort `(9 3 5 2 7 1 0 4 6))</text:p>
      <text:p text:style-name="P4"/>
      <text:p text:style-name="P5">;Value 15: (0 1 2 3 4 5 6 7 9)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Ubuntu" svg:font-family="Ubuntu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4T13:03:41.450000000</meta:creation-date>
    <dc:date>2015-12-04T16:04:20.841000000</dc:date>
    <meta:editing-duration>PT14M33S</meta:editing-duration>
    <meta:editing-cycles>3</meta:editing-cycles>
    <meta:generator>LibreOffice/4.4.0.3$Windows_x86 LibreOffice_project/de093506bcdc5fafd9023ee680b8c60e3e0645d7</meta:generator>
    <meta:document-statistic meta:table-count="0" meta:image-count="0" meta:object-count="0" meta:page-count="4" meta:paragraph-count="129" meta:word-count="890" meta:character-count="4138" meta:non-whitespace-character-count="3088"/>
  </office:meta>
</office:document-meta>
</file>